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" style:family="graphic" style:parent-style-name="Default_5f_1">
      <style:graphic-properties svg:stroke-width="0.053cm" svg:stroke-color="#ff950e" draw:marker-start-width="0.279cm" draw:marker-end-width="0.279cm" fo:padding-top="0.151cm" fo:padding-bottom="0.151cm" fo:padding-left="0.276cm" fo:padding-right="0.276cm"/>
    </style:style>
    <style:style style:name="gr3" style:family="graphic" style:parent-style-name="Default_5f_1">
      <style:graphic-properties draw:stroke="none" svg:stroke-width="0.034cm" draw:stroke-linejoin="miter" draw:fill="none"/>
    </style:style>
    <style:style style:name="gr4" style:family="graphic" style:parent-style-name="Default_5f_1">
      <style:graphic-properties draw:stroke="none" svg:stroke-width="0.034cm" draw:stroke-linejoin="miter" draw:fill="solid" draw:fill-color="#000000" draw:opacity="0%"/>
    </style:style>
    <style:style style:name="gr5" style:family="graphic" style:parent-style-name="Default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width="0.034cm" draw:stroke-linejoin="miter" draw:fill="solid" draw:fill-color="#666666"/>
    </style:style>
    <style:style style:name="gr7" style:family="graphic" style:parent-style-name="Default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8" style:family="graphic" style:parent-style-name="Default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Default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10" style:family="graphic" style:parent-style-name="Default_5f_1">
      <style:graphic-properties draw:stroke="none" svg:stroke-width="0.034cm" draw:stroke-linejoin="miter" draw:fill="solid" draw:fill-color="#999999"/>
    </style:style>
    <style:style style:name="gr11" style:family="graphic" style:parent-style-name="Default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12" style:family="graphic" style:parent-style-name="Default_5f_1">
      <style:graphic-properties draw:stroke="none" svg:stroke-width="0.034cm" draw:stroke-linejoin="miter" draw:fill="solid" draw:fill-color="#434343"/>
    </style:style>
    <style:style style:name="gr13" style:family="graphic" style:parent-style-name="Default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  <style:paragraph-properties style:writing-mode="lr-tb"/>
    </style:style>
    <style:style style:name="gr14" style:family="graphic" style:parent-style-name="Default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_20_without_20_fill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34cm" svg:stroke-color="#000000" draw:marker-start-width="0.251cm" draw:marker-end-width="0.251cm" draw:fill-color="#eeeeee" draw:textarea-horizontal-align="justify" draw:textarea-vertical-align="top" draw:auto-grow-height="tru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  <style:paragraph-properties style:writing-mode="lr-tb"/>
    </style:style>
    <style:style style:name="gr22" style:family="graphic" style:parent-style-name="Default_5f_1">
      <style:graphic-properties svg:stroke-width="0.053cm" svg:stroke-color="#0066b3" draw:marker-start-width="0.279cm" draw:marker-end-width="0.279cm" fo:padding-top="0.151cm" fo:padding-bottom="0.151cm" fo:padding-left="0.276cm" fo:padding-right="0.276cm"/>
    </style:style>
    <style:style style:name="gr23" style:family="graphic" style:parent-style-name="Default_5f_1">
      <style:graphic-properties svg:stroke-width="0.053cm" svg:stroke-color="#0066b3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Object_20_without_20_fill_5f_1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66b3" draw:marker-start-width="0.279cm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0.557cm"/>
      <style:paragraph-properties style:writing-mode="lr-tb"/>
    </style:style>
    <style:style style:name="gr27" style:family="graphic" style:parent-style-name="Default_5f_1">
      <style:graphic-properties draw:stroke="solid" svg:stroke-width="0.068cm" svg:stroke-color="#0066b3" draw:stroke-linejoin="round" draw:fill="none" fo:padding-top="0.159cm" fo:padding-bottom="0.159cm" fo:padding-left="0.284cm" fo:padding-right="0.2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1.128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666666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 style:writing-mode="lr-tb"/>
      <style:text-properties fo:font-size="14pt"/>
    </style:style>
    <style:style style:name="P7" style:family="paragraph">
      <loext:graphic-properties draw:fill="solid" draw:fill-color="#999999"/>
    </style:style>
    <style:style style:name="P8" style:family="paragraph">
      <loext:graphic-properties draw:fill="solid" draw:fill-color="#434343"/>
    </style:style>
    <style:style style:name="P9" style:family="paragraph">
      <loext:graphic-properties draw:fill="solid" draw:fill-color="#ff950e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text-align="center" style:writing-mode="lr-tb"/>
      <style:text-properties style:text-position="0% 100%" fo:font-size="13pt" style:font-size-asian="13pt" style:font-size-complex="13pt"/>
    </style:style>
    <style:style style:name="P11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eeeeee"/>
      <style:paragraph-properties fo:text-align="start"/>
    </style:style>
    <style:style style:name="P15" style:family="paragraph">
      <loext:graphic-properties draw:fill="none" draw:fill-color="#ffffff"/>
      <style:paragraph-properties style:writing-mode="lr-tb"/>
      <style:text-properties fo:color="#999999" loext:opacity="100%" fo:font-size="10pt" style:font-size-asian="10pt" style:font-size-complex="10pt"/>
    </style:style>
    <style:style style:name="P1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style:writing-mode="lr-tb"/>
      <style:text-properties fo:color="#434343" loext:opacity="100%"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position="0% 100%"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999999" loext:opacity="100%" fo:font-size="10pt" style:font-size-asian="10pt" style:font-size-complex="10pt"/>
    </style:style>
    <style:style style:name="T6" style:family="text">
      <style:text-properties fo:color="#666666" loext:opacity="100%" fo:font-size="13pt" style:font-size-asian="13pt" style:font-size-complex="13pt"/>
    </style:style>
    <style:style style:name="T7" style:family="text">
      <style:text-properties fo:color="#434343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cm" svg:y1="7.9cm" svg:x2="10.7cm" svg:y2="11.5cm">
          <text:p/>
        </draw:line>
        <draw:line draw:style-name="gr1" draw:text-style-name="P1" draw:layer="layout" svg:x1="6.8cm" svg:y1="6cm" svg:x2="10.4cm" svg:y2="11.1cm">
          <text:p/>
        </draw:line>
        <draw:connector draw:style-name="gr2" draw:layer="layout" draw:line-skew="0cm 4.305cm" svg:x1="5.995cm" svg:y1="2.8cm" svg:x2="17.3cm" svg:y2="5.901cm" draw:start-shape="id1" draw:start-glue-point="0" draw:end-shape="id2" draw:end-glue-point="6" svg:d="M5995 2800v-517h10605v3618h700" svg:viewBox="0 0 11306 3619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8cm" svg:y1="3.5cm" svg:x2="11.2cm" svg:y2="11.1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10" draw:id="id10" draw:layer="layout" svg:width="0.881cm" svg:height="0.881cm" svg:x="1cm" svg:y="3.118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ath draw:style-name="gr6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8" draw:text-style-name="P6" draw:layer="layout" svg:width="3.172cm" svg:height="1.832cm" svg:x="4.518cm" svg:y="10.767cm" svg:viewBox="0 0 3173 1833" draw:points="0,0 3173,0 3173,1833 0,1833">
          <text:p text:style-name="P5"><text:span text:style-name="T1">Grafana</text:span></text:p>
        </draw:polygon>
        <draw:polygon draw:style-name="gr4" draw:text-style-name="P2" draw:layer="layout" svg:width="1.94cm" svg:height="5.305cm" svg:x="7.682cm" svg:y="1.065cm" svg:viewBox="0 0 1941 5306" draw:points="0,0 1941,5306">
          <text:p/>
        </draw:polygon>
        <draw:polygon draw:style-name="gr4" draw:text-style-name="P2" draw:layer="layout" svg:width="1.94cm" svg:height="2.68cm" svg:x="7.659cm" svg:y="3.7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9" draw:text-style-name="P1" draw:layer="layout" svg:x1="7.69cm" svg:y1="11.706cm" svg:x2="9.623cm" svg:y2="11.706cm">
          <text:p/>
        </draw:line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0" draw:text-style-name="P7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olygon draw:style-name="gr4" draw:text-style-name="P2" draw:layer="layout" svg:width="1.94cm" svg:height="2.592cm" svg:x="7.682cm" svg:y="1.098cm" svg:viewBox="0 0 1941 2593" draw:points="0,2593 1941,0">
          <text:p/>
        </draw:polygon>
        <draw:polygon draw:style-name="gr4" draw:text-style-name="P2" draw:layer="layout" svg:width="0cm" svg:height="0.718cm" svg:x="11.208cm" svg:y="2.037cm" svg:viewBox="0 0 0 719" draw:points="0,0 0,719">
          <text:p/>
        </draw:polygon>
        <draw:polygon draw:style-name="gr4" draw:text-style-name="P2" draw:layer="layout" svg:width="0cm" svg:height="0.794cm" svg:x="11.208cm" svg:y="4.6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1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2" draw:text-style-name="P8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3" draw:text-style-name="P9" xml:id="id1" draw:id="id1" draw:layer="layout" svg:width="2.589cm" svg:height="1.499cm" svg:x="4.7cm" svg:y="2.8cm" svg:viewBox="0 0 2590 1500" draw:points="0,0 2590,0 2590,1500 0,1500">
          <draw:glue-point draw:id="4" svg:x="2.849cm" svg:y="4.973cm"/>
          <draw:glue-point draw:id="5" svg:x="5.038cm" svg:y="2.446cm"/>
          <text:p text:style-name="P5"><text:span text:style-name="T2">HTTP</text:span></text:p>
          <text:p text:style-name="P5"><text:span text:style-name="T2">Adapter</text:span></text:p>
        </draw:polygon>
        <draw:polygon draw:style-name="gr13" draw:text-style-name="P9" xml:id="id3" draw:id="id3" draw:layer="layout" svg:width="2.589cm" svg:height="1.529cm" svg:x="4.7cm" svg:y="4.97cm" svg:viewBox="0 0 2590 1530" draw:points="0,0 2590,0 2590,1530 0,1530">
          <draw:glue-point draw:id="4" svg:x="5.038cm" svg:y="3.692cm"/>
          <draw:glue-point draw:id="5" svg:x="5.038cm" svg:y="-2.843cm"/>
          <draw:glue-point draw:id="6" svg:x="5.038cm" svg:y="1.078cm"/>
          <text:p text:style-name="P5"><text:span text:style-name="T2">MQTT</text:span></text:p>
          <text:p text:style-name="P5"><text:span text:style-name="T2">Adapter</text:span></text:p>
        </draw:polygon>
        <draw:polygon draw:style-name="gr8" draw:text-style-name="P10" xml:id="id2" draw:id="id2" draw:layer="layout" svg:width="3.169cm" svg:height="1.939cm" svg:x="17.3cm" svg:y="5.6cm" svg:viewBox="0 0 3170 1940" draw:points="0,0 3170,0 3170,1940 0,1940">
          <draw:glue-point draw:id="4" svg:x="-2.726cm" svg:y="-5.09cm"/>
          <draw:glue-point draw:id="5" svg:x="-5cm" svg:y="-0.876cm"/>
          <draw:glue-point draw:id="6" svg:x="-5cm" svg:y="-3.453cm"/>
          <draw:glue-point draw:id="7" svg:x="-5cm" svg:y="3.762cm"/>
          <draw:glue-point draw:id="8" svg:x="5.053cm" svg:y="2.731cm"/>
          <draw:glue-point draw:id="9" svg:x="5.053cm" svg:y="-2.422cm"/>
          <draw:glue-point draw:id="10" svg:x="-5cm" svg:y="1.185cm"/>
          <text:p text:style-name="P5"><text:span text:style-name="T3">Dispatch</text:span></text:p>
          <text:p text:style-name="P5"><text:span text:style-name="T3">Router</text:span></text:p>
        </draw:polygon>
        <draw:polygon draw:style-name="gr8" draw:text-style-name="P11" xml:id="id5" draw:id="id5" draw:layer="layout" svg:width="3.172cm" svg:height="1.879cm" svg:x="17.3cm" svg:y="2.72cm" svg:viewBox="0 0 3173 1880" draw:points="0,0 3173,0 3173,1880 0,1880">
          <text:p text:style-name="P5"><text:span text:style-name="T4">Artemis</text:span></text:p>
        </draw:polygon>
        <draw:polygon draw:style-name="gr8" draw:text-style-name="P12" xml:id="id6" draw:id="id6" draw:layer="layout" svg:width="3.172cm" svg:height="1.879cm" svg:x="22.3cm" svg:y="2.7cm" svg:viewBox="0 0 3173 1880" draw:points="0,0 3173,0 3173,1880 0,1880">
          <text:p text:style-name="P5"><text:span text:style-name="T2">Application</text:span></text:p>
          <text:p text:style-name="P5"><text:span text:style-name="T2">One</text:span></text:p>
        </draw:polygon>
        <draw:polygon draw:style-name="gr8" draw:text-style-name="P12" xml:id="id7" draw:id="id7" draw:layer="layout" svg:width="3.179cm" svg:height="1.939cm" svg:x="22.3cm" svg:y="5.6cm" svg:viewBox="0 0 3180 1940" draw:points="0,0 3180,0 3180,1940 0,1940">
          <text:p text:style-name="P5"><text:span text:style-name="T2">Application</text:span></text:p>
          <text:p text:style-name="P5"><text:span text:style-name="T2">Two</text:span></text:p>
        </draw:polygon>
        <draw:connector draw:style-name="gr14" draw:text-style-name="P5" draw:layer="layout" svg:x1="7.29cm" svg:y1="5.301cm" svg:x2="9.501cm" svg:y2="4.699cm" draw:start-shape="id3" draw:start-glue-point="5" draw:end-shape="id4" draw:end-glue-point="5" svg:d="M7290 5301h2211v-602" svg:viewBox="0 0 2212 603">
          <text:p/>
        </draw:connector>
        <draw:polygon draw:style-name="gr4" draw:text-style-name="P2" draw:layer="layout" svg:width="1.94cm" svg:height="5.299cm" svg:x="7.682cm" svg:y="1.097cm" svg:viewBox="0 0 1941 5300" draw:points="0,5300 1941,0">
          <text:p/>
        </draw:polygon>
        <draw:polygon draw:style-name="gr4" draw:text-style-name="P2" draw:layer="layout" svg:width="1.94cm" svg:height="0.056cm" svg:x="7.682cm" svg:y="6.3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14" draw:text-style-name="P5" draw:layer="layout" draw:line-skew="-4.595cm" svg:x1="7.29cm" svg:y1="6.299cm" svg:x2="17.3cm" svg:y2="7.299cm" draw:start-shape="id3" draw:start-glue-point="4" draw:end-shape="id2" draw:end-glue-point="7" svg:d="M7290 6299h410v1000h9600" svg:viewBox="0 0 10011 1001">
          <text:p/>
        </draw:connector>
        <draw:connector draw:style-name="gr15" draw:text-style-name="P13" draw:layer="layout" draw:type="line" svg:x1="18.885cm" svg:y1="5.6cm" svg:x2="18.886cm" svg:y2="4.6cm" draw:start-shape="id2" draw:start-glue-point="0" draw:end-shape="id5" svg:d="M18885 5600l1-1000" svg:viewBox="0 0 2 1001">
          <text:p/>
        </draw:connector>
        <draw:connector draw:style-name="gr14" draw:text-style-name="P5" draw:layer="layout" draw:line-skew="-0.085cm" svg:x1="22.3cm" svg:y1="3.64cm" svg:x2="20.47cm" svg:y2="6.101cm" draw:start-shape="id6" draw:start-glue-point="3" draw:end-shape="id2" draw:end-glue-point="9" svg:d="M22300 3640h-1000v2461h-830" svg:viewBox="0 0 1831 2462">
          <text:p/>
        </draw:connector>
        <draw:connector draw:style-name="gr14" draw:text-style-name="P5" draw:layer="layout" svg:x1="22.3cm" svg:y1="6.57cm" svg:x2="20.47cm" svg:y2="6.57cm" draw:start-shape="id7" draw:start-glue-point="3" draw:end-shape="id2" draw:end-glue-point="1" svg:d="M22300 6570h-1830" svg:viewBox="0 0 1831 1">
          <text:p/>
        </draw:connector>
        <draw:connector draw:style-name="gr15" draw:text-style-name="P13" draw:layer="layout" draw:type="line" svg:x1="12.2cm" svg:y1="3.768cm" svg:x2="11.4cm" svg:y2="3.769cm" draw:start-shape="id8" draw:start-glue-point="3" draw:end-shape="id4" draw:end-glue-point="1" svg:d="M12200 3768l-800 1" svg:viewBox="0 0 801 2">
          <text:p/>
        </draw:connector>
        <draw:connector draw:style-name="gr14" draw:text-style-name="P5" draw:layer="layout" draw:line-skew="0.355cm" svg:x1="7.29cm" svg:y1="3.55cm" svg:x2="9cm" svg:y2="3.769cm" draw:start-shape="id1" draw:start-glue-point="1" draw:end-shape="id4" draw:end-glue-point="3" svg:d="M7290 3550h1210v219h500" svg:viewBox="0 0 1711 220">
          <text:p/>
        </draw:connector>
        <draw:connector draw:style-name="gr16" draw:text-style-name="P13" draw:layer="layout" draw:type="line" svg:x1="2.017cm" svg:y1="5.758cm" svg:x2="4.7cm" svg:y2="5.735cm" draw:start-shape="id9" draw:start-glue-point="1" draw:end-shape="id3" draw:end-glue-point="3" svg:d="M2017 5758l2683-23" svg:viewBox="0 0 2684 24">
          <text:p/>
        </draw:connector>
        <draw:polygon draw:style-name="gr7" draw:text-style-name="P4" xml:id="id9" draw:id="id9" draw:layer="layout" svg:width="1.116cm" svg:height="1.116cm" svg:x="0.9cm" svg:y="5.2cm" svg:viewBox="0 0 1117 1117" draw:points="0,558 558,0 1117,558 558,1117">
          <text:p/>
        </draw:polygon>
        <draw:connector draw:style-name="gr16" draw:text-style-name="P13" draw:layer="layout" draw:type="line" svg:x1="1.882cm" svg:y1="3.559cm" svg:x2="4.7cm" svg:y2="3.55cm" draw:start-shape="id10" draw:start-glue-point="1" draw:end-shape="id1" draw:end-glue-point="3" svg:d="M1882 3559l2818-9" svg:viewBox="0 0 2819 10">
          <text:p/>
        </draw:connector>
        <draw:connector draw:style-name="gr17" draw:text-style-name="P5" draw:layer="layout" draw:line-skew="-0.551cm" svg:x1="17.3cm" svg:y1="6.401cm" svg:x2="14.6cm" svg:y2="3.768cm" draw:start-shape="id2" draw:start-glue-point="5" draw:end-shape="id8" draw:end-glue-point="1" svg:d="M17300 6401h-1900v-2633h-800" svg:viewBox="0 0 2701 2634">
          <text:p/>
        </draw:connector>
        <draw:polygon draw:style-name="gr13" draw:text-style-name="P9" xml:id="id11" draw:id="id11" draw:layer="layout" svg:width="2.589cm" svg:height="1.529cm" svg:x="4.7cm" svg:y="7.271cm" svg:viewBox="0 0 2590 1530" draw:points="0,0 2590,0 2590,1530 0,1530">
          <draw:glue-point draw:id="4" svg:x="5.038cm" svg:y="2.379cm"/>
          <draw:glue-point draw:id="5" svg:x="5.038cm" svg:y="-2.849cm"/>
          <text:p text:style-name="P5"><text:span text:style-name="T2">AMQP</text:span></text:p>
          <text:p text:style-name="P5"><text:span text:style-name="T2">Adapter</text:span></text:p>
        </draw:polygon>
        <draw:connector draw:style-name="gr14" draw:text-style-name="P5" draw:layer="layout" svg:x1="7.29cm" svg:y1="8.036cm" svg:x2="10.2cm" svg:y2="4.738cm" draw:start-shape="id11" draw:start-glue-point="1" draw:end-shape="id4" draw:end-glue-point="2" svg:d="M7290 8036h2910v-3298" svg:viewBox="0 0 2911 3299">
          <text:p/>
        </draw:connector>
        <draw:connector draw:style-name="gr14" draw:text-style-name="P5" draw:layer="layout" svg:x1="7.29cm" svg:y1="8.399cm" svg:x2="18.885cm" svg:y2="7.54cm" draw:start-shape="id11" draw:start-glue-point="4" draw:end-shape="id2" draw:end-glue-point="2" svg:d="M7290 8399h11595v-859" svg:viewBox="0 0 11596 860">
          <text:p/>
        </draw:connector>
        <draw:custom-shape draw:style-name="gr18" draw:text-style-name="P14" xml:id="id12" draw:id="id12" draw:layer="layout" svg:width="0.9cm" svg:height="0.9cm" svg:x="1cm" svg:y="7.6cm">
          <text:p/>
          <draw:enhanced-geometry svg:viewBox="0 0 21600 21600" draw:type="rectangle" draw:enhanced-path="M 0 0 L 21600 0 21600 21600 0 21600 0 0 Z N"/>
        </draw:custom-shape>
        <draw:connector draw:style-name="gr16" draw:text-style-name="P13" draw:layer="layout" draw:type="line" svg:x1="1.9cm" svg:y1="8.05cm" svg:x2="4.7cm" svg:y2="8.036cm" draw:start-shape="id12" draw:start-glue-point="1" draw:end-shape="id11" svg:d="M1900 8050l2800-14" svg:viewBox="0 0 2801 15">
          <text:p/>
        </draw:connector>
        <draw:frame draw:style-name="gr19" draw:text-style-name="P15" draw:layer="layout" svg:width="1.535cm" svg:height="0.645cm" svg:x="3.165cm" svg:y="7.523cm">
          <draw:text-box>
            <text:p><text:span text:style-name="T5">AMQP</text:span></text:p>
          </draw:text-box>
        </draw:frame>
        <draw:frame draw:style-name="gr20" draw:text-style-name="P15" draw:layer="layout" svg:width="1.501cm" svg:height="0.645cm" svg:x="3.166cm" svg:y="5.124cm">
          <draw:text-box>
            <text:p><text:span text:style-name="T5">MQTT</text:span></text:p>
          </draw:text-box>
        </draw:frame>
        <draw:frame draw:style-name="gr21" draw:text-style-name="P15" draw:layer="layout" svg:width="1.421cm" svg:height="0.645cm" svg:x="3.167cm" svg:y="2.925cm">
          <draw:text-box>
            <text:p><text:span text:style-name="T5">HTTP</text:span></text:p>
          </draw:text-box>
        </draw:frame>
        <draw:line draw:style-name="gr1" draw:text-style-name="P1" draw:layer="layout" svg:x1="10.6cm" svg:y1="4.1cm" svg:x2="11.2cm" svg:y2="11.1cm">
          <text:p/>
        </draw:line>
        <draw:polygon draw:style-name="gr13" draw:text-style-name="P9" xml:id="id4" draw:id="id4" draw:layer="layout" svg:width="2.399cm" svg:height="1.937cm" svg:x="9cm" svg:y="2.8cm" svg:viewBox="0 0 2400 1938" draw:points="0,0 2400,0 2400,1938 0,1938">
          <draw:glue-point draw:id="4" svg:x="-5cm" svg:y="-2.42cm"/>
          <draw:glue-point draw:id="5" svg:x="-2.916cm" svg:y="4.803cm"/>
          <draw:glue-point draw:id="6" svg:x="3.333cm" svg:y="5.087cm"/>
          <text:p text:style-name="P5"><text:span text:style-name="T2">Device</text:span></text:p>
          <text:p text:style-name="P5"><text:span text:style-name="T2">Registry</text:span></text:p>
        </draw:polygon>
        <draw:line draw:style-name="gr1" draw:text-style-name="P1" draw:layer="layout" svg:x1="12.5cm" svg:y1="6.4cm" svg:x2="11.8cm" svg:y2="11.1cm">
          <text:p/>
        </draw:line>
        <draw:polygon draw:style-name="gr13" draw:text-style-name="P9" xml:id="id13" draw:id="id13" draw:layer="layout" svg:width="2.399cm" svg:height="1.935cm" svg:x="12.2cm" svg:y="5.1cm" svg:viewBox="0 0 2400 1936" draw:points="0,0 2400,0 2400,1936 0,1936">
          <draw:glue-point draw:id="4" svg:x="-5cm" svg:y="-3.45cm"/>
          <draw:glue-point draw:id="5" svg:x="-5cm" svg:y="-1.9cm"/>
          <draw:glue-point draw:id="6" svg:x="-5cm" svg:y="-0.351cm"/>
          <draw:glue-point draw:id="7" svg:x="-5cm" svg:y="1.198cm"/>
          <text:p text:style-name="P5"><text:span text:style-name="T2">Command</text:span></text:p>
          <text:p text:style-name="P5"><text:span text:style-name="T2">Router</text:span></text:p>
        </draw:polygon>
        <draw:line draw:style-name="gr1" draw:text-style-name="P1" draw:layer="layout" svg:x1="12.3cm" svg:y1="3.9cm" svg:x2="11.3cm" svg:y2="11.1cm">
          <text:p/>
        </draw:line>
        <draw:polygon draw:style-name="gr8" draw:text-style-name="P6" draw:layer="layout" svg:width="3.177cm" svg:height="1.832cm" svg:x="9.622cm" svg:y="10.767cm" svg:viewBox="0 0 3178 1833" draw:points="0,0 3178,0 3178,1833 0,1833">
          <text:p text:style-name="P5"><text:span text:style-name="T1">Prometheus</text:span></text:p>
        </draw:polygon>
        <draw:polygon draw:style-name="gr13" draw:text-style-name="P9" xml:id="id8" draw:id="id8" draw:layer="layout" svg:width="2.399cm" svg:height="1.935cm" svg:x="12.2cm" svg:y="2.8cm" svg:viewBox="0 0 2400 1936" draw:points="0,0 2400,0 2400,1936 0,1936">
          <text:p text:style-name="P5"><text:span text:style-name="T2">Auth</text:span></text:p>
          <text:p text:style-name="P5"><text:span text:style-name="T2">Server</text:span></text:p>
        </draw:polygon>
        <draw:connector draw:style-name="gr17" draw:text-style-name="P5" draw:layer="layout" draw:line-skew="-0.851cm" svg:x1="17.3cm" svg:y1="6.799cm" svg:x2="14.6cm" svg:y2="6.068cm" draw:start-shape="id2" draw:start-glue-point="10" draw:end-shape="id13" draw:end-glue-point="1" svg:d="M17300 6799h-2200v-731h-500" svg:viewBox="0 0 2701 732">
          <text:p/>
        </draw:connector>
        <draw:connector draw:style-name="gr15" draw:text-style-name="P13" draw:layer="layout" draw:type="line" svg:x1="13.4cm" svg:y1="4.736cm" svg:x2="13.4cm" svg:y2="5.1cm" draw:start-shape="id8" draw:start-glue-point="2" draw:end-shape="id13" draw:end-glue-point="0" svg:d="M13400 4736v364" svg:viewBox="0 0 1 365">
          <text:p/>
        </draw:connector>
        <draw:connector draw:style-name="gr14" draw:text-style-name="P5" draw:layer="layout" svg:x1="12.2cm" svg:y1="5.401cm" svg:x2="10.999cm" svg:y2="4.738cm" draw:start-shape="id13" draw:start-glue-point="4" draw:end-shape="id4" draw:end-glue-point="6" svg:d="M12200 5401h-1201v-663" svg:viewBox="0 0 1202 664">
          <text:p/>
        </draw:connector>
        <draw:connector draw:style-name="gr14" draw:text-style-name="P5" draw:layer="layout" draw:line-skew="-1.345cm" svg:x1="12.2cm" svg:y1="5.701cm" svg:x2="7.29cm" svg:y2="3.916cm" draw:start-shape="id13" draw:start-glue-point="5" draw:end-shape="id1" draw:end-glue-point="5" svg:d="M12200 5701h-3800v-1785h-1110" svg:viewBox="0 0 4911 1786">
          <text:p/>
        </draw:connector>
        <draw:connector draw:style-name="gr14" draw:text-style-name="P5" draw:layer="layout" draw:line-skew="-1.345cm" svg:x1="12.2cm" svg:y1="6.299cm" svg:x2="7.29cm" svg:y2="7.601cm" draw:start-shape="id13" draw:start-glue-point="7" draw:end-shape="id11" draw:end-glue-point="5" svg:d="M12200 6299h-3800v1302h-1110" svg:viewBox="0 0 4911 1303">
          <text:p/>
        </draw:connector>
        <draw:connector draw:style-name="gr14" draw:text-style-name="P5" draw:layer="layout" draw:line-skew="-1.345cm" svg:x1="12.2cm" svg:y1="6.001cm" svg:x2="7.29cm" svg:y2="5.899cm" draw:start-shape="id13" draw:start-glue-point="6" draw:end-shape="id3" draw:end-glue-point="6" svg:d="M12200 6001h-3800v-102h-1110" svg:viewBox="0 0 4911 103">
          <text:p/>
        </draw:connector>
      </draw:page>
      <draw:page draw:name="page2" draw:style-name="dp1" draw:master-page-name="Default">
        <draw:line draw:style-name="gr1" draw:text-style-name="P1" draw:layer="layout" svg:x1="6.2cm" svg:y1="7.9cm" svg:x2="10.7cm" svg:y2="11.5cm">
          <text:p/>
        </draw:line>
        <draw:line draw:style-name="gr1" draw:text-style-name="P1" draw:layer="layout" svg:x1="6.8cm" svg:y1="6cm" svg:x2="10.4cm" svg:y2="11.1cm">
          <text:p/>
        </draw:line>
        <draw:connector draw:style-name="gr22" draw:layer="layout" draw:line-skew="0cm 4.305cm" svg:x1="5.995cm" svg:y1="2.8cm" svg:x2="17.3cm" svg:y2="5.901cm" draw:start-shape="id14" draw:start-glue-point="0" draw:end-shape="id15" draw:end-glue-point="6" svg:d="M5995 2800v-517h10605v3618h700" svg:viewBox="0 0 11306 3619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8cm" svg:y1="3.5cm" svg:x2="11.2cm" svg:y2="11.1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23" draw:id="id23" draw:layer="layout" svg:width="0.881cm" svg:height="0.881cm" svg:x="1cm" svg:y="3.118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8" draw:text-style-name="P6" draw:layer="layout" svg:width="3.172cm" svg:height="1.832cm" svg:x="4.518cm" svg:y="10.767cm" svg:viewBox="0 0 3173 1833" draw:points="0,0 3173,0 3173,1833 0,1833">
          <text:p text:style-name="P5"><text:span text:style-name="T1">Grafana</text:span></text:p>
        </draw:polygon>
        <draw:polygon draw:style-name="gr4" draw:text-style-name="P2" draw:layer="layout" svg:width="1.94cm" svg:height="5.305cm" svg:x="7.682cm" svg:y="1.065cm" svg:viewBox="0 0 1941 5306" draw:points="0,0 1941,5306">
          <text:p/>
        </draw:polygon>
        <draw:polygon draw:style-name="gr4" draw:text-style-name="P2" draw:layer="layout" svg:width="1.94cm" svg:height="2.68cm" svg:x="7.659cm" svg:y="3.7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9" draw:text-style-name="P1" draw:layer="layout" svg:x1="7.69cm" svg:y1="11.706cm" svg:x2="9.623cm" svg:y2="11.706cm">
          <text:p/>
        </draw:line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0" draw:text-style-name="P7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olygon draw:style-name="gr4" draw:text-style-name="P2" draw:layer="layout" svg:width="1.94cm" svg:height="2.592cm" svg:x="7.682cm" svg:y="1.098cm" svg:viewBox="0 0 1941 2593" draw:points="0,2593 1941,0">
          <text:p/>
        </draw:polygon>
        <draw:polygon draw:style-name="gr4" draw:text-style-name="P2" draw:layer="layout" svg:width="0cm" svg:height="0.718cm" svg:x="11.208cm" svg:y="2.037cm" svg:viewBox="0 0 0 719" draw:points="0,0 0,719">
          <text:p/>
        </draw:polygon>
        <draw:polygon draw:style-name="gr4" draw:text-style-name="P2" draw:layer="layout" svg:width="0cm" svg:height="0.794cm" svg:x="11.208cm" svg:y="4.6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1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2" draw:text-style-name="P8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3" draw:text-style-name="P9" xml:id="id14" draw:id="id14" draw:layer="layout" svg:width="2.589cm" svg:height="1.499cm" svg:x="4.7cm" svg:y="2.8cm" svg:viewBox="0 0 2590 1500" draw:points="0,0 2590,0 2590,1500 0,1500">
          <draw:glue-point draw:id="4" svg:x="2.849cm" svg:y="4.973cm"/>
          <draw:glue-point draw:id="5" svg:x="5.038cm" svg:y="2.446cm"/>
          <text:p text:style-name="P5"><text:span text:style-name="T2">HTTP</text:span></text:p>
          <text:p text:style-name="P5"><text:span text:style-name="T2">Adapter</text:span></text:p>
        </draw:polygon>
        <draw:polygon draw:style-name="gr13" draw:text-style-name="P9" xml:id="id16" draw:id="id16" draw:layer="layout" svg:width="2.589cm" svg:height="1.529cm" svg:x="4.7cm" svg:y="4.97cm" svg:viewBox="0 0 2590 1530" draw:points="0,0 2590,0 2590,1530 0,1530">
          <draw:glue-point draw:id="4" svg:x="5.038cm" svg:y="3.692cm"/>
          <draw:glue-point draw:id="5" svg:x="5.038cm" svg:y="-2.843cm"/>
          <draw:glue-point draw:id="6" svg:x="5.038cm" svg:y="1.078cm"/>
          <text:p text:style-name="P5"><text:span text:style-name="T2">MQTT</text:span></text:p>
          <text:p text:style-name="P5"><text:span text:style-name="T2">Adapter</text:span></text:p>
        </draw:polygon>
        <draw:polygon draw:style-name="gr8" draw:text-style-name="P10" xml:id="id15" draw:id="id15" draw:layer="layout" svg:width="3.169cm" svg:height="1.939cm" svg:x="17.3cm" svg:y="5.6cm" svg:viewBox="0 0 3170 1940" draw:points="0,0 3170,0 3170,1940 0,1940">
          <draw:glue-point draw:id="4" svg:x="-2.726cm" svg:y="-5.09cm"/>
          <draw:glue-point draw:id="5" svg:x="-5cm" svg:y="-0.876cm"/>
          <draw:glue-point draw:id="6" svg:x="-5cm" svg:y="-3.453cm"/>
          <draw:glue-point draw:id="7" svg:x="-5cm" svg:y="3.762cm"/>
          <draw:glue-point draw:id="8" svg:x="5.053cm" svg:y="2.731cm"/>
          <draw:glue-point draw:id="9" svg:x="5.053cm" svg:y="-2.422cm"/>
          <draw:glue-point draw:id="10" svg:x="-5cm" svg:y="1.185cm"/>
          <text:p text:style-name="P5"><text:span text:style-name="T3">Kafka</text:span><text:span text:style-name="T3"><text:line-break/></text:span><text:span text:style-name="T3">Broker</text:span></text:p>
        </draw:polygon>
        <draw:polygon draw:style-name="gr8" draw:text-style-name="P11" xml:id="id18" draw:id="id18" draw:layer="layout" svg:width="3.172cm" svg:height="1.879cm" svg:x="17.3cm" svg:y="2.72cm" svg:viewBox="0 0 3173 1880" draw:points="0,0 3173,0 3173,1880 0,1880">
          <text:p text:style-name="P5"><text:span text:style-name="T4">Zookeeper</text:span></text:p>
        </draw:polygon>
        <draw:polygon draw:style-name="gr8" draw:text-style-name="P12" xml:id="id19" draw:id="id19" draw:layer="layout" svg:width="3.172cm" svg:height="1.879cm" svg:x="22.3cm" svg:y="2.7cm" svg:viewBox="0 0 3173 1880" draw:points="0,0 3173,0 3173,1880 0,1880">
          <text:p text:style-name="P5"><text:span text:style-name="T2">Application</text:span></text:p>
          <text:p text:style-name="P5"><text:span text:style-name="T2">One</text:span></text:p>
        </draw:polygon>
        <draw:polygon draw:style-name="gr8" draw:text-style-name="P12" xml:id="id20" draw:id="id20" draw:layer="layout" svg:width="3.179cm" svg:height="1.939cm" svg:x="22.3cm" svg:y="5.6cm" svg:viewBox="0 0 3180 1940" draw:points="0,0 3180,0 3180,1940 0,1940">
          <text:p text:style-name="P5"><text:span text:style-name="T2">Application</text:span></text:p>
          <text:p text:style-name="P5"><text:span text:style-name="T2">Two</text:span></text:p>
        </draw:polygon>
        <draw:connector draw:style-name="gr14" draw:text-style-name="P5" draw:layer="layout" svg:x1="7.29cm" svg:y1="5.301cm" svg:x2="9.501cm" svg:y2="4.699cm" draw:start-shape="id16" draw:start-glue-point="5" draw:end-shape="id17" draw:end-glue-point="5" svg:d="M7290 5301h2211v-602" svg:viewBox="0 0 2212 603">
          <text:p/>
        </draw:connector>
        <draw:polygon draw:style-name="gr4" draw:text-style-name="P2" draw:layer="layout" svg:width="1.94cm" svg:height="5.299cm" svg:x="7.682cm" svg:y="1.097cm" svg:viewBox="0 0 1941 5300" draw:points="0,5300 1941,0">
          <text:p/>
        </draw:polygon>
        <draw:polygon draw:style-name="gr4" draw:text-style-name="P2" draw:layer="layout" svg:width="1.94cm" svg:height="0.056cm" svg:x="7.682cm" svg:y="6.3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23" draw:text-style-name="P5" draw:layer="layout" draw:line-skew="-4.595cm" svg:x1="7.29cm" svg:y1="6.299cm" svg:x2="17.3cm" svg:y2="7.299cm" draw:start-shape="id16" draw:start-glue-point="4" draw:end-shape="id15" draw:end-glue-point="7" svg:d="M7290 6299h410v1000h9600" svg:viewBox="0 0 10011 1001">
          <text:p/>
        </draw:connector>
        <draw:connector draw:style-name="gr24" draw:text-style-name="P13" draw:layer="layout" draw:type="line" svg:x1="18.885cm" svg:y1="5.6cm" svg:x2="18.886cm" svg:y2="4.6cm" draw:start-shape="id15" draw:start-glue-point="0" draw:end-shape="id18" svg:d="M18885 5600l1-1000" svg:viewBox="0 0 2 1001">
          <text:p/>
        </draw:connector>
        <draw:connector draw:style-name="gr23" draw:text-style-name="P5" draw:layer="layout" draw:line-skew="-0.085cm" svg:x1="22.3cm" svg:y1="3.64cm" svg:x2="20.47cm" svg:y2="6.101cm" draw:start-shape="id19" draw:start-glue-point="3" draw:end-shape="id15" draw:end-glue-point="9" svg:d="M22300 3640h-1000v2461h-830" svg:viewBox="0 0 1831 2462">
          <text:p/>
        </draw:connector>
        <draw:connector draw:style-name="gr23" draw:text-style-name="P5" draw:layer="layout" svg:x1="22.3cm" svg:y1="6.57cm" svg:x2="20.47cm" svg:y2="6.57cm" draw:start-shape="id20" draw:start-glue-point="3" draw:end-shape="id15" draw:end-glue-point="1" svg:d="M22300 6570h-1830" svg:viewBox="0 0 1831 1">
          <text:p/>
        </draw:connector>
        <draw:connector draw:style-name="gr15" draw:text-style-name="P13" draw:layer="layout" draw:type="line" svg:x1="12.2cm" svg:y1="3.768cm" svg:x2="11.4cm" svg:y2="3.769cm" draw:start-shape="id21" draw:start-glue-point="3" draw:end-shape="id17" draw:end-glue-point="1" svg:d="M12200 3768l-800 1" svg:viewBox="0 0 801 2">
          <text:p/>
        </draw:connector>
        <draw:connector draw:style-name="gr14" draw:text-style-name="P5" draw:layer="layout" draw:line-skew="0.355cm" svg:x1="7.29cm" svg:y1="3.55cm" svg:x2="9cm" svg:y2="3.769cm" draw:start-shape="id14" draw:start-glue-point="1" draw:end-shape="id17" draw:end-glue-point="3" svg:d="M7290 3550h1210v219h500" svg:viewBox="0 0 1711 220">
          <text:p/>
        </draw:connector>
        <draw:connector draw:style-name="gr16" draw:text-style-name="P13" draw:layer="layout" draw:type="line" svg:x1="2.017cm" svg:y1="5.758cm" svg:x2="4.7cm" svg:y2="5.735cm" draw:start-shape="id22" draw:start-glue-point="1" draw:end-shape="id16" draw:end-glue-point="3" svg:d="M2017 5758l2683-23" svg:viewBox="0 0 2684 24">
          <text:p/>
        </draw:connector>
        <draw:polygon draw:style-name="gr7" draw:text-style-name="P4" xml:id="id22" draw:id="id22" draw:layer="layout" svg:width="1.116cm" svg:height="1.116cm" svg:x="0.9cm" svg:y="5.2cm" svg:viewBox="0 0 1117 1117" draw:points="0,558 558,0 1117,558 558,1117">
          <text:p/>
        </draw:polygon>
        <draw:connector draw:style-name="gr16" draw:text-style-name="P13" draw:layer="layout" draw:type="line" svg:x1="1.882cm" svg:y1="3.559cm" svg:x2="4.7cm" svg:y2="3.55cm" draw:start-shape="id23" draw:start-glue-point="1" draw:end-shape="id14" draw:end-glue-point="3" svg:d="M1882 3559l2818-9" svg:viewBox="0 0 2819 10">
          <text:p/>
        </draw:connector>
        <draw:connector draw:style-name="gr25" draw:text-style-name="P5" draw:layer="layout" draw:line-skew="-0.551cm" svg:x1="17.3cm" svg:y1="6.401cm" svg:x2="14.6cm" svg:y2="3.768cm" draw:start-shape="id15" draw:start-glue-point="5" draw:end-shape="id21" draw:end-glue-point="1" svg:d="M17300 6401h-1900v-2633h-800" svg:viewBox="0 0 2701 2634">
          <text:p/>
        </draw:connector>
        <draw:polygon draw:style-name="gr13" draw:text-style-name="P9" xml:id="id24" draw:id="id24" draw:layer="layout" svg:width="2.589cm" svg:height="1.529cm" svg:x="4.7cm" svg:y="7.271cm" svg:viewBox="0 0 2590 1530" draw:points="0,0 2590,0 2590,1530 0,1530">
          <draw:glue-point draw:id="4" svg:x="5.038cm" svg:y="2.379cm"/>
          <draw:glue-point draw:id="5" svg:x="5.038cm" svg:y="-2.849cm"/>
          <text:p text:style-name="P5"><text:span text:style-name="T2">AMQP</text:span></text:p>
          <text:p text:style-name="P5"><text:span text:style-name="T2">Adapter</text:span></text:p>
        </draw:polygon>
        <draw:connector draw:style-name="gr14" draw:text-style-name="P5" draw:layer="layout" svg:x1="7.29cm" svg:y1="8.036cm" svg:x2="10.2cm" svg:y2="4.738cm" draw:start-shape="id24" draw:start-glue-point="1" draw:end-shape="id17" draw:end-glue-point="2" svg:d="M7290 8036h2910v-3298" svg:viewBox="0 0 2911 3299">
          <text:p/>
        </draw:connector>
        <draw:connector draw:style-name="gr23" draw:text-style-name="P5" draw:layer="layout" svg:x1="7.29cm" svg:y1="8.399cm" svg:x2="18.885cm" svg:y2="7.54cm" draw:start-shape="id24" draw:start-glue-point="4" draw:end-shape="id15" draw:end-glue-point="2" svg:d="M7290 8399h11595v-859" svg:viewBox="0 0 11596 860">
          <text:p/>
        </draw:connector>
        <draw:custom-shape draw:style-name="gr18" draw:text-style-name="P14" xml:id="id25" draw:id="id25" draw:layer="layout" svg:width="0.9cm" svg:height="0.9cm" svg:x="1cm" svg:y="7.6cm">
          <text:p/>
          <draw:enhanced-geometry svg:viewBox="0 0 21600 21600" draw:type="rectangle" draw:enhanced-path="M 0 0 L 21600 0 21600 21600 0 21600 0 0 Z N"/>
        </draw:custom-shape>
        <draw:connector draw:style-name="gr16" draw:text-style-name="P13" draw:layer="layout" draw:type="line" svg:x1="1.9cm" svg:y1="8.05cm" svg:x2="4.7cm" svg:y2="8.036cm" draw:start-shape="id25" draw:start-glue-point="1" draw:end-shape="id24" svg:d="M1900 8050l2800-14" svg:viewBox="0 0 2801 15">
          <text:p/>
        </draw:connector>
        <draw:frame draw:style-name="gr19" draw:text-style-name="P15" draw:layer="layout" svg:width="1.535cm" svg:height="0.645cm" svg:x="3.165cm" svg:y="7.523cm">
          <draw:text-box>
            <text:p><text:span text:style-name="T5">AMQP</text:span></text:p>
          </draw:text-box>
        </draw:frame>
        <draw:frame draw:style-name="gr20" draw:text-style-name="P15" draw:layer="layout" svg:width="1.501cm" svg:height="0.645cm" svg:x="3.166cm" svg:y="5.124cm">
          <draw:text-box>
            <text:p><text:span text:style-name="T5">MQTT</text:span></text:p>
          </draw:text-box>
        </draw:frame>
        <draw:frame draw:style-name="gr21" draw:text-style-name="P15" draw:layer="layout" svg:width="1.421cm" svg:height="0.645cm" svg:x="3.167cm" svg:y="2.925cm">
          <draw:text-box>
            <text:p><text:span text:style-name="T5">HTTP</text:span></text:p>
          </draw:text-box>
        </draw:frame>
        <draw:line draw:style-name="gr1" draw:text-style-name="P1" draw:layer="layout" svg:x1="10.6cm" svg:y1="4.1cm" svg:x2="11.2cm" svg:y2="11.1cm">
          <text:p/>
        </draw:line>
        <draw:polygon draw:style-name="gr13" draw:text-style-name="P9" xml:id="id17" draw:id="id17" draw:layer="layout" svg:width="2.399cm" svg:height="1.937cm" svg:x="9cm" svg:y="2.8cm" svg:viewBox="0 0 2400 1938" draw:points="0,0 2400,0 2400,1938 0,1938">
          <draw:glue-point draw:id="4" svg:x="-5cm" svg:y="-2.42cm"/>
          <draw:glue-point draw:id="5" svg:x="-2.916cm" svg:y="4.803cm"/>
          <draw:glue-point draw:id="6" svg:x="3.333cm" svg:y="5.087cm"/>
          <text:p text:style-name="P5"><text:span text:style-name="T2">Device</text:span></text:p>
          <text:p text:style-name="P5"><text:span text:style-name="T2">Registry</text:span></text:p>
        </draw:polygon>
        <draw:line draw:style-name="gr1" draw:text-style-name="P1" draw:layer="layout" svg:x1="12.5cm" svg:y1="6.4cm" svg:x2="11.8cm" svg:y2="11.1cm">
          <text:p/>
        </draw:line>
        <draw:polygon draw:style-name="gr13" draw:text-style-name="P9" xml:id="id26" draw:id="id26" draw:layer="layout" svg:width="2.399cm" svg:height="1.935cm" svg:x="12.2cm" svg:y="5.1cm" svg:viewBox="0 0 2400 1936" draw:points="0,0 2400,0 2400,1936 0,1936">
          <draw:glue-point draw:id="4" svg:x="-5cm" svg:y="-3.45cm"/>
          <draw:glue-point draw:id="5" svg:x="-5cm" svg:y="-1.9cm"/>
          <draw:glue-point draw:id="6" svg:x="-5cm" svg:y="-0.351cm"/>
          <draw:glue-point draw:id="7" svg:x="-5cm" svg:y="1.198cm"/>
          <text:p text:style-name="P5"><text:span text:style-name="T2">Command</text:span></text:p>
          <text:p text:style-name="P5"><text:span text:style-name="T2">Router</text:span></text:p>
        </draw:polygon>
        <draw:line draw:style-name="gr1" draw:text-style-name="P1" draw:layer="layout" svg:x1="12.3cm" svg:y1="3.9cm" svg:x2="11.3cm" svg:y2="11.1cm">
          <text:p/>
        </draw:line>
        <draw:polygon draw:style-name="gr8" draw:text-style-name="P6" draw:layer="layout" svg:width="3.177cm" svg:height="1.832cm" svg:x="9.622cm" svg:y="10.767cm" svg:viewBox="0 0 3178 1833" draw:points="0,0 3178,0 3178,1833 0,1833">
          <text:p text:style-name="P5"><text:span text:style-name="T1">Prometheus</text:span></text:p>
        </draw:polygon>
        <draw:polygon draw:style-name="gr13" draw:text-style-name="P9" xml:id="id21" draw:id="id21" draw:layer="layout" svg:width="2.399cm" svg:height="1.935cm" svg:x="12.2cm" svg:y="2.8cm" svg:viewBox="0 0 2400 1936" draw:points="0,0 2400,0 2400,1936 0,1936">
          <text:p text:style-name="P5"><text:span text:style-name="T2">Auth</text:span></text:p>
          <text:p text:style-name="P5"><text:span text:style-name="T2">Server</text:span></text:p>
        </draw:polygon>
        <draw:connector draw:style-name="gr25" draw:text-style-name="P5" draw:layer="layout" draw:line-skew="-0.851cm" svg:x1="17.3cm" svg:y1="6.799cm" svg:x2="14.6cm" svg:y2="6.068cm" draw:start-shape="id15" draw:start-glue-point="10" draw:end-shape="id26" draw:end-glue-point="1" svg:d="M17300 6799h-2200v-731h-500" svg:viewBox="0 0 2701 732">
          <text:p/>
        </draw:connector>
        <draw:connector draw:style-name="gr15" draw:text-style-name="P13" draw:layer="layout" draw:type="line" svg:x1="13.4cm" svg:y1="4.736cm" svg:x2="13.4cm" svg:y2="5.1cm" draw:start-shape="id21" draw:start-glue-point="2" draw:end-shape="id26" draw:end-glue-point="0" svg:d="M13400 4736v364" svg:viewBox="0 0 1 365">
          <text:p/>
        </draw:connector>
        <draw:connector draw:style-name="gr14" draw:text-style-name="P5" draw:layer="layout" svg:x1="12.2cm" svg:y1="5.401cm" svg:x2="10.999cm" svg:y2="4.738cm" draw:start-shape="id26" draw:start-glue-point="4" draw:end-shape="id17" draw:end-glue-point="6" svg:d="M12200 5401h-1201v-663" svg:viewBox="0 0 1202 664">
          <text:p/>
        </draw:connector>
        <draw:connector draw:style-name="gr14" draw:text-style-name="P5" draw:layer="layout" draw:line-skew="-1.345cm" svg:x1="12.2cm" svg:y1="5.701cm" svg:x2="7.29cm" svg:y2="3.916cm" draw:start-shape="id26" draw:start-glue-point="5" draw:end-shape="id14" draw:end-glue-point="5" svg:d="M12200 5701h-3800v-1785h-1110" svg:viewBox="0 0 4911 1786">
          <text:p/>
        </draw:connector>
        <draw:connector draw:style-name="gr14" draw:text-style-name="P5" draw:layer="layout" draw:line-skew="-1.345cm" svg:x1="12.2cm" svg:y1="6.299cm" svg:x2="7.29cm" svg:y2="7.601cm" draw:start-shape="id26" draw:start-glue-point="7" draw:end-shape="id24" draw:end-glue-point="5" svg:d="M12200 6299h-3800v1302h-1110" svg:viewBox="0 0 4911 1303">
          <text:p/>
        </draw:connector>
        <draw:connector draw:style-name="gr14" draw:text-style-name="P5" draw:layer="layout" draw:line-skew="-1.345cm" svg:x1="12.2cm" svg:y1="6.001cm" svg:x2="7.29cm" svg:y2="5.899cm" draw:start-shape="id26" draw:start-glue-point="6" draw:end-shape="id16" draw:end-glue-point="6" svg:d="M12200 6001h-3800v-102h-1110" svg:viewBox="0 0 4911 103">
          <text:p/>
        </draw:connector>
        <draw:frame draw:style-name="gr26" draw:text-style-name="P16" draw:layer="layout" svg:width="3.482cm" svg:height="0.807cm" svg:x="17.76cm" svg:y="0.791cm">
          <draw:text-box>
            <text:p><text:span text:style-name="T6">Kafka Cluster</text:span></text:p>
          </draw:text-box>
        </draw:frame>
        <draw:line draw:style-name="gr27" draw:text-style-name="P1" draw:layer="layout" svg:x1="15.011cm" svg:y1="10.979cm" svg:x2="16.003cm" svg:y2="10.979cm">
          <text:p/>
        </draw:line>
        <draw:frame draw:style-name="gr28" draw:text-style-name="P17" draw:layer="layout" svg:width="1.628cm" svg:height="0.742cm" svg:x="16.083cm" svg:y="10.6cm">
          <draw:text-box>
            <text:p><text:span text:style-name="T7">Kafk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4" draw:style="rect" draw:dots1="1" draw:dots1-length="0.035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6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21T11:45:44.444062465</dc:date>
    <meta:editing-duration>PT1H22M52S</meta:editing-duration>
    <meta:editing-cycles>20</meta:editing-cycles>
    <meta:generator>LibreOffice/7.2.5.2$Linux_X86_64 LibreOffice_project/20$Build-2</meta:generator>
    <meta:document-statistic meta:object-count="172"/>
  </office:meta>
</office:document-meta>
</file>